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d43" officeooo:paragraph-rsid="000e6d43"/>
    </style:style>
    <style:style style:name="P2" style:family="paragraph" style:parent-style-name="Standard">
      <style:text-properties officeooo:rsid="00111a66" officeooo:paragraph-rsid="00111a66"/>
    </style:style>
    <style:style style:name="T1" style:family="text">
      <style:text-properties officeooo:rsid="000e7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Фасеты в эластик сеарч. <text:span text:style-name="T1">(Люсин)</text:span></text:p>
      <text:p text:style-name="P2">2. owasp.org — WEB secu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8:23:34.106664450</meta:creation-date>
    <dc:date>2016-10-17T19:46:56.992250120</dc:date>
    <meta:editing-duration>PT2M3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10" meta:character-count="61" meta:non-whitespace-character-count="52"/>
  </office:meta>
</office:document-meta>
</file>